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ales son los ingredientes de un Ingeniero Perfecto?</text:p>
      <text:list xml:id="list801358650" text:style-name="L1">
        <text:list-item>
          <text:p text:style-name="P1">Que lea HackerNews.</text:p>
        </text:list-item>
        <text:list-item>
          <text:p text:style-name="P1">Que se haya leido Pragmatic Programer, Code Complete, Just Ship It o cualquier otro libro de programacion que no sea un recetario.</text:p>
        </text:list-item>
        <text:list-item>
          <text:p text:style-name="P1">Patrones de Disenyo.</text:p>
        </text:list-item>
        <text:list-item>
          <text:p text:style-name="P1">Entropy reducer.</text:p>
        </text:list-item>
        <text:list-item>
          <text:p text:style-name="P1">Mas inteligente que yo.</text:p>
        </text:list-item>
        <text:list-item>
          <text:p text:style-name="P1">Not a 9 to 5'er, workaholic.</text:p>
        </text:list-item>
        <text:list-item>
          <text:p text:style-name="P1">Proactivo.</text:p>
        </text:list-item>
        <text:list-item>
          <text:p text:style-name="P1">Humilde.</text:p>
        </text:list-item>
        <text:list-item>
          <text:p text:style-name="P1">Al dia, que su conocimiento no dependa de su companyia.</text:p>
        </text:list-item>
        <text:list-item>
          <text:p text:style-name="P1">Ambicioso.</text:p>
        </text:list-item>
        <text:list-item>
          <text:p text:style-name="P1">Que haya aportado a un proyecto open source.</text:p>
        </text:list-item>
        <text:list-item>
          <text:p text:style-name="P1">Tenicamente sound.</text:p>
        </text:list-item>
        <text:list-item>
          <text:p text:style-name="P1">Plays wells with others.</text:p>
        </text:list-item>
        <text:list-item>
          <text:p text:style-name="P1">Proactivo.</text:p>
        </text:list-item>
      </text:list>
      <text:p text:style-name="Standard"/>
      <text:p text:style-name="Standard"><text:a xlink:type="simple" xlink:href="http://www.kitchensoap.com/2012/10/25/on-being-a-senior-engineer/">http://www.kitchensoap.com/2012/10/25/on-being-a-senior-engineer/</text:a></text:p>
      <text:p text:style-name="Standard"><text:a xlink:type="simple" xlink:href="http://benlakey.com/2012/07/01/hire-great-developers/">http://benlakey.com/2012/07/01/hire-great-developers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Picado</meta:initial-creator>
    <meta:creation-date>2013-02-01T15:01:54</meta:creation-date>
    <dc:date>2013-02-01T16:54:31</dc:date>
    <dc:creator>Leo Picado</dc:creator>
    <meta:editing-duration>PT36M56S</meta:editing-duration>
    <meta:editing-cycles>12</meta:editing-cycles>
    <meta:generator>LibreOffice/3.5$Linux_X86_64 LibreOffice_project/350m1$Build-2</meta:generator>
    <meta:document-statistic meta:table-count="0" meta:image-count="0" meta:object-count="0" meta:page-count="1" meta:paragraph-count="17" meta:word-count="92" meta:character-count="600" meta:non-whitespace-character-count="539"/>
  </office:meta>
</office:document-meta>
</file>